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690d" officeooo:paragraph-rsid="001d690d"/>
    </style:style>
    <style:style style:name="P2" style:family="paragraph" style:parent-style-name="Standard">
      <style:paragraph-properties fo:text-align="center" style:justify-single-word="false"/>
      <style:text-properties fo:font-size="24pt" officeooo:rsid="001d690d" officeooo:paragraph-rsid="001d690d" style:font-size-asian="24pt" style:font-size-complex="24pt"/>
    </style:style>
    <style:style style:name="P3" style:family="paragraph" style:parent-style-name="Standard">
      <style:text-properties fo:font-size="14pt" officeooo:rsid="001d690d" officeooo:paragraph-rsid="001d690d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ARACTERÍSTICAS DE SQLITE</text:p>
      <text:p text:style-name="P1"/>
      <text:p text:style-name="P1"/>
      <text:p text:style-name="P1"><text:s text:c="4"/><text:span text:style-name="T1">-SQLite soporta múltiples tablas, índices, triggers y vistas.</text:span></text:p>
      <text:p text:style-name="P3"><text:s text:c="4"/>-Lee y escribe directamente sobre archivos que se encuentran en el disco duro.</text:p>
      <text:p text:style-name="P3"><text:s text:c="4"/>-El formato de la base de datos es multiplataforma y se puede utilizar el mismo archivo en un sistema de <text:s/>32 <text:s/>y 64 bits.</text:p>
      <text:p text:style-name="P3"><text:s text:c="4"/>-Utiliza el espacio en disco que es realmente necesario en cada momento ya que emplea registros de tamaño variable.</text:p>
      <text:p text:style-name="P3"><text:s text:c="4"/>-SQL realiza operaciones de manera eficiente y es más rápido que MySQL y PostgreSQL.</text:p>
      <text:p text:style-name="P3"><text:s text:c="4"/>-Cuenta con diversas interfaces API, lo que permite trabajar con C++, PHP, Python, Groovy, java, etc.</text:p>
      <text:p text:style-name="P3"><text:s text:c="4"/>-Es totalmente auto contenida es decir que no tiene dependencias externas.</text:p>
      <text:p text:style-name="P3"><text:s text:c="4"/>-Cuenta con librerías de acceso para muchos lenguajes de programación.</text:p>
      <text:p text:style-name="P3"><text:s text:c="4"/>-Soporta funciones SQL definidas por el usuario (UDF).</text:p>
      <text:p text:style-name="P3"><text:s text:c="4"/>-El código fuente es de dominio público y se encuentra muy bien documen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4:17.462115181</meta:creation-date>
    <dc:date>2019-10-18T17:30:22.267555841</dc:date>
    <meta:editing-duration>PT6M6S</meta:editing-duration>
    <meta:editing-cycles>1</meta:editing-cycles>
    <meta:document-statistic meta:table-count="0" meta:image-count="0" meta:object-count="0" meta:page-count="1" meta:paragraph-count="11" meta:word-count="139" meta:character-count="897" meta:non-whitespace-character-count="727"/>
    <meta:generator>LibreOffice/6.0.7.3$Linux_X86_64 LibreOffice_project/00m0$Build-3</meta:generator>
  </office:meta>
</office:document-meta>
</file>